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59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0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lq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median</text:p>
          </table:table-cell>
          <table:table-cell table:style-name="Default" office:value-type="string" calcext:value-type="string">
            <text:p>uq</text:p>
          </table:table-cell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neval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float" office:value="65.69316" calcext:value-type="float">
            <text:p>65.69</text:p>
          </table:table-cell>
          <table:table-cell office:value-type="float" office:value="65.82246" calcext:value-type="float">
            <text:p>65.82</text:p>
          </table:table-cell>
          <table:table-cell office:value-type="float" office:value="66.11118" calcext:value-type="float">
            <text:p>66.11</text:p>
          </table:table-cell>
          <table:table-cell office:value-type="float" office:value="65.88279" calcext:value-type="float">
            <text:p>65.88</text:p>
          </table:table-cell>
          <table:table-cell office:value-type="float" office:value="65.98173" calcext:value-type="float">
            <text:p>65.98</text:p>
          </table:table-cell>
          <table:table-cell office:value-type="float" office:value="69.17288" calcext:value-type="float">
            <text:p>69.17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Loess-Exact</text:p>
          </table:table-cell>
          <table:table-cell office:value-type="float" office:value="41.43768" calcext:value-type="float">
            <text:p>41.44</text:p>
          </table:table-cell>
          <table:table-cell office:value-type="float" office:value="41.50843" calcext:value-type="float">
            <text:p>41.51</text:p>
          </table:table-cell>
          <table:table-cell office:value-type="float" office:value="41.67378" calcext:value-type="float">
            <text:p>41.67</text:p>
          </table:table-cell>
          <table:table-cell office:value-type="float" office:value="41.5785" calcext:value-type="float">
            <text:p>41.58</text:p>
          </table:table-cell>
          <table:table-cell office:value-type="float" office:value="41.60986" calcext:value-type="float">
            <text:p>41.61</text:p>
          </table:table-cell>
          <table:table-cell office:value-type="float" office:value="44.34797" calcext:value-type="float">
            <text:p>44.35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oess-Approx</text:p>
          </table:table-cell>
          <table:table-cell office:value-type="float" office:value="85.0027" calcext:value-type="float">
            <text:p>85.00</text:p>
          </table:table-cell>
          <table:table-cell office:value-type="float" office:value="85.80037" calcext:value-type="float">
            <text:p>85.80</text:p>
          </table:table-cell>
          <table:table-cell office:value-type="float" office:value="88.3331" calcext:value-type="float">
            <text:p>88.33</text:p>
          </table:table-cell>
          <table:table-cell office:value-type="float" office:value="88.07455" calcext:value-type="float">
            <text:p>88.07</text:p>
          </table:table-cell>
          <table:table-cell office:value-type="float" office:value="89.16268" calcext:value-type="float">
            <text:p>89.16</text:p>
          </table:table-cell>
          <table:table-cell office:value-type="float" office:value="146.7256" calcext:value-type="float">
            <text:p>146.73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Loess- Exact %</text:p>
          </table:table-cell>
          <table:table-cell table:style-name="ce2" table:formula="of:=([.B3]*1000-[.B2])/[.B2]" office:value-type="percentage" office:value="629.776172131162" calcext:value-type="percentage">
            <text:p>62978%</text:p>
          </table:table-cell>
          <table:table-cell table:style-name="ce2" table:formula="of:=([.C3]*1000-[.C2])/[.C2]" office:value-type="percentage" office:value="629.611952212056" calcext:value-type="percentage">
            <text:p>62961%</text:p>
          </table:table-cell>
          <table:table-cell table:style-name="ce2" table:formula="of:=([.D3]*1000-[.D2])/[.D2]" office:value-type="percentage" office:value="629.359040634277" calcext:value-type="percentage">
            <text:p>62936%</text:p>
          </table:table-cell>
          <table:table-cell table:style-name="ce2" table:formula="of:=([.E3]*1000-[.E2])/[.E2]" office:value-type="percentage" office:value="630.098045483502" calcext:value-type="percentage">
            <text:p>63010%</text:p>
          </table:table-cell>
          <table:table-cell table:style-name="ce2" table:formula="of:=([.F3]*1000-[.F2])/[.F2]" office:value-type="percentage" office:value="629.626993260104" calcext:value-type="percentage">
            <text:p>62963%</text:p>
          </table:table-cell>
          <table:table-cell table:style-name="ce2" table:formula="of:=([.G3]*1000-[.G2])/[.G2]" office:value-type="percentage" office:value="640.117877410916" calcext:value-type="percentage">
            <text:p>64012%</text:p>
          </table:table-cell>
          <table:table-cell table:style-name="ce3" office:value-type="string" calcext:value-type="string">
            <text:p>(Slower by)</text:p>
          </table:table-cell>
          <table:table-cell/>
        </table:table-row>
        <table:table-row table:style-name="ro1">
          <table:table-cell office:value-type="string" calcext:value-type="string">
            <text:p>Loess-Approx %</text:p>
          </table:table-cell>
          <table:table-cell table:style-name="ce2" table:formula="of:=[.B4]/[.B$2]-1" office:value-type="percentage" office:value="0.293935319902407" calcext:value-type="percentage">
            <text:p>29%</text:p>
          </table:table-cell>
          <table:table-cell table:style-name="ce2" table:formula="of:=[.C4]/[.C$2]-1" office:value-type="percentage" office:value="0.303512053484479" calcext:value-type="percentage">
            <text:p>30%</text:p>
          </table:table-cell>
          <table:table-cell table:style-name="ce2" table:formula="of:=[.D4]/[.D$2]-1" office:value-type="percentage" office:value="0.33612953210032" calcext:value-type="percentage">
            <text:p>34%</text:p>
          </table:table-cell>
          <table:table-cell table:style-name="ce2" table:formula="of:=[.E4]/[.E$2]-1" office:value-type="percentage" office:value="0.336836979733251" calcext:value-type="percentage">
            <text:p>34%</text:p>
          </table:table-cell>
          <table:table-cell table:style-name="ce2" table:formula="of:=[.F4]/[.F$2]-1" office:value-type="percentage" office:value="0.351323767958191" calcext:value-type="percentage">
            <text:p>35%</text:p>
          </table:table-cell>
          <table:table-cell table:style-name="ce2" table:formula="of:=[.G4]/[.G$2]-1" office:value-type="percentage" office:value="1.12114343077807" calcext:value-type="percentage">
            <text:p>112%</text:p>
          </table:table-cell>
          <table:table-cell table:style-name="ce3" office:value-type="string" calcext:value-type="string">
            <text:p>(Slower by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5T22:22:52.480836408</meta:creation-date>
    <meta:print-date>2025-07-06T00:01:11.946878480</meta:print-date>
    <meta:printed-by>PDF files</meta:printed-by>
    <dc:date>2025-07-06T00:09:06.142612960</dc:date>
    <meta:editing-duration>PT7M54S</meta:editing-duration>
    <meta:editing-cycles>1</meta:editing-cycles>
    <meta:document-statistic meta:table-count="1" meta:cell-count="51" meta:object-count="0"/>
    <meta:generator>LibreOffice/25.2.4.3$Linux_X86_64 LibreOffice_project/520$Build-3</meta:generator>
  </office:meta>
</office:document-meta>
</file>